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A0000031472074E2A8E719914.png" manifest:media-type="image/png"/>
  <manifest:file-entry manifest:full-path="Pictures/100000000000035D00000332CCA7E1A5273A8D3E.png" manifest:media-type="image/png"/>
  <manifest:file-entry manifest:full-path="Pictures/10000000000003D20000031B641C297C4981DC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4.016cm" fo:min-width="3.1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20.716cm" fo:min-width="20.066cm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ff0000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666cm, 0cm, 1.03cm)" draw:image-opacity="100%" style:mirror="non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516cm" fo:min-width="0.8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0.716cm" fo:min-width="8.3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8pt"/>
    </style:style>
    <style:style style:name="P6" style:family="paragraph">
      <loext:graphic-properties draw:fill="none" draw:fill-color="#ffffff"/>
      <style:text-properties fo:font-size="28pt"/>
    </style:style>
    <style:style style:name="P7" style:family="paragraph">
      <style:text-properties fo:font-size="26pt"/>
    </style:style>
    <style:style style:name="P8" style:family="paragraph">
      <loext:graphic-properties draw:fill="none" draw:fill-color="#ffffff"/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923cm" svg:x="23.811cm" svg:y="23cm">
          <draw:image xlink:href="Pictures/10000000000003D20000031B641C297C4981DC1E.png" xlink:type="simple" xlink:show="embed" xlink:actuate="onLoad" loext:mime-type="image/png">
            <text:p/>
          </draw:image>
        </draw:frame>
        <draw:custom-shape draw:style-name="gr2" draw:text-style-name="P2" draw:layer="layout" svg:width="3.7cm" svg:height="4.3cm" svg:x="24.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6cm" svg:height="21cm" svg:x="45.2cm" svg:y="18.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4.3cm" svg:y1="23cm" svg:x2="33.2cm" svg:y2="19.1cm">
          <text:p/>
        </draw:line>
        <draw:line draw:style-name="gr4" draw:text-style-name="P3" draw:layer="layout" svg:x1="27.9cm" svg:y1="23cm" svg:x2="42.4cm" svg:y2="19.1cm">
          <text:p/>
        </draw:line>
        <draw:line draw:style-name="gr4" draw:text-style-name="P3" draw:layer="layout" svg:x1="27.9cm" svg:y1="27.2cm" svg:x2="42.5cm" svg:y2="30cm">
          <text:p/>
        </draw:line>
        <draw:line draw:style-name="gr4" draw:text-style-name="P3" draw:layer="layout" svg:x1="24.2cm" svg:y1="27.3cm" svg:x2="33.2cm" svg:y2="30.1cm">
          <text:p/>
        </draw:line>
        <draw:frame draw:style-name="gr5" draw:text-style-name="P1" draw:layer="layout" svg:width="9.699cm" svg:height="11.001cm" svg:x="33.2cm" svg:y="19.099cm">
          <draw:image xlink:href="Pictures/100000000000035D00000332CCA7E1A5273A8D3E.png" xlink:type="simple" xlink:show="embed" xlink:actuate="onLoad" loext:mime-type="image/png">
            <text:p/>
          </draw:image>
        </draw:frame>
        <draw:custom-shape draw:style-name="gr6" draw:text-style-name="P2" draw:layer="layout" svg:width="1.4cm" svg:height="1.8cm" svg:x="38.7cm" svg:y="28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8.7cm" svg:y1="28.3cm" svg:x2="45.2cm" svg:y2="18.1cm">
          <text:p/>
        </draw:line>
        <draw:line draw:style-name="gr4" draw:text-style-name="P3" draw:layer="layout" svg:x1="40.1cm" svg:y1="30cm" svg:x2="65.7cm" svg:y2="39cm">
          <text:p/>
        </draw:line>
        <draw:line draw:style-name="gr4" draw:text-style-name="P3" draw:layer="layout" svg:x1="38.7cm" svg:y1="30.1cm" svg:x2="45.1cm" svg:y2="39.2cm">
          <text:p/>
        </draw:line>
        <draw:line draw:style-name="gr4" draw:text-style-name="P3" draw:layer="layout" svg:x1="40.1cm" svg:y1="28.3cm" svg:x2="65.8cm" svg:y2="18.1cm">
          <text:p/>
        </draw:line>
        <draw:custom-shape draw:style-name="gr7" draw:text-style-name="P2" draw:layer="layout" svg:width="8.9cm" svg:height="11cm" svg:x="33.2cm" svg:y="19.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67cm" svg:height="2.384cm" svg:x="33.042cm" svg:y="27.299cm">
          <draw:text-box>
            <text:p>Compute</text:p>
            <text:p>Flow Direction</text:p>
            <text:p>&amp; Accumulation</text:p>
          </draw:text-box>
        </draw:frame>
        <draw:frame draw:style-name="gr8" draw:text-style-name="P6" draw:layer="layout" svg:width="3.635cm" svg:height="2.453cm" svg:x="26cm" svg:y="33.627cm">
          <draw:text-box>
            <text:p text:style-name="P5">Study </text:p>
            <text:p text:style-name="P5">Region</text:p>
          </draw:text-box>
        </draw:frame>
        <draw:frame draw:style-name="gr9" draw:text-style-name="P1" draw:layer="layout" svg:width="20.239cm" svg:height="20.848cm" svg:x="45.36cm" svg:y="18.152cm">
          <draw:image xlink:href="Pictures/10000000000003BA0000031472074E2A8E719914.png" xlink:type="simple" xlink:show="embed" xlink:actuate="onLoad" loext:mime-type="image/png">
            <text:p/>
          </draw:image>
        </draw:frame>
        <draw:frame draw:style-name="gr8" draw:text-style-name="P8" draw:layer="layout" svg:width="7.093cm" svg:height="2.301cm" svg:x="48.2cm" svg:y="30.9cm">
          <draw:text-box>
            <text:p text:style-name="P7">Stream Network</text:p>
            <text:p text:style-name="P7">Extrac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.59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08:31:06.168097550</meta:creation-date>
    <dc:date>2022-06-16T09:55:02.521277039</dc:date>
    <meta:editing-duration>PT51M14S</meta:editing-duration>
    <meta:editing-cycles>1</meta:editing-cycles>
    <meta:document-statistic meta:object-count="18"/>
    <meta:generator>LibreOffice/6.4.7.2$Linux_X86_64 LibreOffice_project/40$Build-2</meta:generator>
  </office:meta>
</office:document-meta>
</file>